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6181e" officeooo:paragraph-rsid="0006181e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6181e" officeooo:paragraph-rsid="0006181e" style:font-size-asian="10.5pt" style:font-weight-asian="normal" style:font-size-complex="12pt" style:font-weight-complex="normal"/>
    </style:style>
    <style:style style:name="T1" style:family="text">
      <style:text-properties officeooo:rsid="000693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viewport meta tag</text:p>
      <text:p text:style-name="P1"/>
      <text:p text:style-name="P2">To prevent problems from rendering pages that are not optimized for mobile devices and small screens, phones and tablets will actually render a zoomed out version of the page and then shrink it down to fit their viewport.</text:p>
      <text:p text:style-name="P2">To prevent it from doing this on our pages, which we’ve optimized for small screens with media queries, we need to add a meta tag to the head of our document.</text:p>
      <text:p text:style-name="P2">There are a lot of different attributes that we can add, but the basic meta that you’ll use looks like this:</text:p>
      <text:p text:style-name="P2"/>
      <text:p text:style-name="P2">&lt;meta name=”viewport” content=”width=device-width, initial-scale=1”&gt;</text:p>
      <text:p text:style-name="P2"/>
      <text:p text:style-name="P2">It can be added anywhere in the &lt;head&gt; of your document. This will ensure that your page actually loads properly on a mobile device.<text:span text:style-name="T1">xa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1T15:38:21.037000000</meta:creation-date>
    <dc:date>2025-03-21T15:45:30.912000000</dc:date>
    <meta:editing-duration>PT7M9S</meta:editing-duration>
    <meta:editing-cycles>2</meta:editing-cycles>
    <meta:generator>LibreOffice/24.8.5.2$Windows_X86_64 LibreOffice_project/fddf2685c70b461e7832239a0162a77216259f22</meta:generator>
    <meta:document-statistic meta:table-count="0" meta:image-count="0" meta:object-count="0" meta:page-count="1" meta:paragraph-count="6" meta:word-count="122" meta:character-count="710" meta:non-whitespace-character-count="594"/>
  </office:meta>
</office:document-meta>
</file>